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Joueur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joue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issance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saku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an Inseki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saku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tani Miruno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Seigen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Ch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kata Eio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n Kaiho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aiw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o Chiku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Coré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i Naiw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Ch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e Chango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Corée</text:p>
          </table:table-cell>
        </table:table-row>
      </table:table>
      <table:table table:name="Partie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noir</text:p>
          </table:table-cell>
          <table:table-cell office:value-type="string" calcext:value-type="string">
            <text:p>idblanc</text:p>
          </table:table-cell>
          <table:table-cell office:value-type="string" calcext:value-type="string">
            <text:p>tournoi</text:p>
          </table:table-cell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1846-09-12" calcext:value-type="date">
            <text:p>1846-09-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1922-11-12" calcext:value-type="date">
            <text:p>1922-11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1939-09-28" calcext:value-type="date">
            <text:p>1939-09-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1953-11-19" calcext:value-type="date">
            <text:p>1953-11-1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date" office:date-value="1961-06-28" calcext:value-type="date">
            <text:p>1961-06-2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date" office:date-value="1962-08-05" calcext:value-type="date">
            <text:p>1962-08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date" office:date-value="1967-08-09" calcext:value-type="date">
            <text:p>1967-08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date" office:date-value="1983-05-16" calcext:value-type="date">
            <text:p>1983-05-16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1993-04-24" calcext:value-type="date">
            <text:p>1993-04-2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00-01-04" calcext:value-type="date">
            <text:p>2000-01-04</text:p>
          </table:table-cell>
          <table:table-cell office:value-type="float" office:value="999" calcext:value-type="float">
            <text:p>999</text:p>
          </table:table-cell>
        </table:table-row>
      </table:table>
      <table:table table:name="Tournoi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tournoi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ay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akura Games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ijin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ninbo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ksu</text:p>
          </table:table-cell>
          <table:table-cell office:value-type="string" calcext:value-type="string">
            <text:p>Coré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n Yang Cup </text:p>
          </table:table-cell>
          <table:table-cell office:value-type="string" calcext:value-type="string">
            <text:p>Coré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2:16:18.171902627</meta:creation-date>
    <dc:date>2023-11-22T22:27:04.967745920</dc:date>
    <meta:editing-duration>PT10M50S</meta:editing-duration>
    <meta:editing-cycles>2</meta:editing-cycles>
    <meta:generator>LibreOffice/7.3.7.2$Linux_X86_64 LibreOffice_project/30$Build-2</meta:generator>
    <meta:document-statistic meta:table-count="3" meta:cell-count="123" meta:object-count="0"/>
  </office:meta>
</office:document-meta>
</file>